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fill="solid" draw:fill-color="#c0c0c0" fo:min-height="0.4465in"/>
    </style:style>
  </office:automatic-styles>
  <office:body>
    <office:spreadsheet>
      <table:table table:name="Sheet1" table:style-name="ta1">
        <table:shapes>
          <draw:frame draw:z-index="0" draw:style-name="gr1" svg:width="7.1787in" svg:height="7.7933in" svg:x="5.9165in" svg:y="0.0496in">
            <draw:object draw:notify-on-update-of-ranges="Sheet1.A1:Sheet1.A1 Sheet1.A2:Sheet1.A24 Sheet1.B1:Sheet1.B1 Sheet1.B2:Sheet1.B24" xlink:href="./Object 1" xlink:type="simple" xlink:show="embed" xlink:actuate="onLoad"/>
            <draw:image xlink:href="./ObjectReplacements/Object 1" xlink:type="simple" xlink:show="embed" xlink:actuate="onLoad"/>
          </draw:frame>
          <draw:caption draw:z-index="1" draw:style-name="gr2" svg:width="1.4705in" svg:height="0.4465in" svg:x="8.9102in" svg:y="2.6354in" draw:caption-point-x="-0.5516in" draw:caption-point-y="1.4642in">
            <text:p>First try (“best” of non-precomputed)</text:p>
          </draw:caption>
          <draw:caption draw:z-index="2" draw:style-name="gr2" svg:width="0.8929in" svg:height="0.4465in" svg:x="6.8016in" svg:y="1.0772in" draw:caption-point-x="-0.2161in" draw:caption-point-y="3.587in">
            <text:p>Loop in C:</text:p>
            <text:p>0.3 seconds</text:p>
          </draw:caption>
          <draw:caption draw:z-index="3" draw:style-name="gr2" svg:width="1.6654in" svg:height="0.4465in" svg:x="7.1043in" svg:y="1.6in" draw:caption-point-x="-0.2917in" draw:caption-point-y="2.9492in">
            <text:p>decode() in C, loop in Python: 2.2 seconds</text:p>
          </draw:caption>
          <draw:caption draw:z-index="4" draw:style-name="gr2" svg:width="1.4276in" svg:height="0.4465in" svg:x="7.3748in" svg:y="2.1228in" draw:caption-point-x="-0.3677in" draw:caption-point-y="2.4157in">
            <text:p>Fastest pure Python module: 2.8 seconds</text:p>
          </draw:caption>
          <draw:frame draw:z-index="5" draw:style-name="gr1" svg:width="7.1681in" svg:height="6.9146in" svg:x="5.9921in" svg:y="8.1858in">
            <draw:object draw:notify-on-update-of-ranges="Sheet1.A26:Sheet1.A26 Sheet1.A27:Sheet1.A49 Sheet1.B26:Sheet1.B26 Sheet1.B27:Sheet1.B49" xlink:href="./Object 2" xlink:type="simple" xlink:show="embed" xlink:actuate="onLoad"/>
            <draw:image xlink:href="./ObjectReplacements/Object 2" xlink:type="simple" xlink:show="embed" xlink:actuate="onLoad"/>
          </draw:frame>
          <draw:caption draw:z-index="6" draw:style-name="gr2" svg:width="2.0976in" svg:height="0.4465in" svg:x="7.2236in" svg:y="8.9098in" draw:caption-point-x="-0.1083in" draw:caption-point-y="3.0429in">
            <text:p>3 function calls: C extension with loop done in C</text:p>
          </draw:caption>
          <draw:caption draw:z-index="7" draw:style-name="gr2" svg:width="1.3949in" svg:height="0.5531in" svg:x="7.4937in" svg:y="9.4744in" draw:caption-point-x="-0.1728in" draw:caption-point-y="2.3843in">
            <text:p>Literal dict pre-calculated (~145kB) value: 1.6M calls</text:p>
          </draw:caption>
          <draw:caption draw:z-index="8" draw:style-name="gr2" svg:width="0.8929in" svg:height="0.4465in" svg:x="9.4941in" svg:y="9.3386in" draw:caption-point-x="-0.5406in" draw:caption-point-y="1.7358in">
            <text:p>First try: 1.9M calls</text:p>
          </draw:caption>
          <draw:caption draw:z-index="9" draw:style-name="gr2" svg:width="0.8929in" svg:height="0.4465in" svg:x="7.948in" svg:y="10.1437in" draw:caption-point-x="-0.1516in" draw:caption-point-y="1.7256in">
            <text:p>Smallest file:</text:p>
            <text:p>1.6M calls</text:p>
          </draw:caption>
          <draw:caption draw:z-index="10" draw:style-name="gr2" svg:width="0.8929in" svg:height="0.4465in" svg:x="10.4028in" svg:y="8.7843in" draw:caption-point-x="1.7193in" draw:caption-point-y="0.6591in">
            <text:p>Worst script: 5.1M calls</text:p>
          </draw:caption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me (Seconds)</text:p>
          </table:table-cell>
          <table:table-cell office:value-type="string">
            <text:p>Calls</text:p>
          </table:table-cell>
          <table:table-cell office:value-type="string">
            <text:p>Lines</text:p>
          </table:table-cell>
          <table:table-cell office:value-type="string">
            <text:p>Chars</text:p>
          </table:table-cell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0.305">
            <text:p>0.3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2.233">
            <text:p>2.233</text:p>
          </table:table-cell>
          <table:table-cell office:value-type="float" office:value="2401353">
            <text:p>2401353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2.855">
            <text:p>2.855</text:p>
          </table:table-cell>
          <table:table-cell office:value-type="float" office:value="1645151">
            <text:p>1645151</text:p>
          </table:table-cell>
          <table:table-cell office:value-type="float" office:value="28">
            <text:p>28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2.89">
            <text:p>2.89</text:p>
          </table:table-cell>
          <table:table-cell office:value-type="float" office:value="1601553">
            <text:p>1601553</text:p>
          </table:table-cell>
          <table:table-cell office:value-type="float" office:value="10">
            <text:p>10</text:p>
          </table:table-cell>
          <table:table-cell office:value-type="float" office:value="145954">
            <text:p>145954</text:p>
          </table:table-cell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3.068">
            <text:p>3.068</text:p>
          </table:table-cell>
          <table:table-cell office:value-type="float" office:value="1657791">
            <text:p>1657791</text:p>
          </table:table-cell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3.473">
            <text:p>3.473</text:p>
          </table:table-cell>
          <table:table-cell office:value-type="float" office:value="2444952">
            <text:p>2444952</text:p>
          </table:table-cell>
          <table:table-cell office:value-type="float" office:value="35">
            <text:p>3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3.476">
            <text:p>3.476</text:p>
          </table:table-cell>
          <table:table-cell office:value-type="float" office:value="2461340">
            <text:p>2461340</text:p>
          </table:table-cell>
          <table:table-cell office:value-type="float" office:value="36">
            <text:p>36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3.505">
            <text:p>3.505</text:p>
          </table:table-cell>
          <table:table-cell office:value-type="float" office:value="2440952">
            <text:p>2440952</text:p>
          </table:table-cell>
          <table:table-cell office:value-type="float" office:value="31">
            <text:p>31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11.773">
            <text:p>11.773</text:p>
          </table:table-cell>
          <table:table-cell office:value-type="float" office:value="18640056">
            <text:p>18640056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16.865">
            <text:p>16.865</text:p>
          </table:table-cell>
          <table:table-cell office:value-type="float" office:value="21839256">
            <text:p>21839256</text:p>
          </table:table-cell>
          <table:table-cell office:value-type="float" office:value="22">
            <text:p>22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18.94">
            <text:p>18.94</text:p>
          </table:table-cell>
          <table:table-cell office:value-type="float" office:value="24160293">
            <text:p>24160293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24.741">
            <text:p>24.741</text:p>
          </table:table-cell>
          <table:table-cell office:value-type="float" office:value="24959858">
            <text:p>2495985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25.163">
            <text:p>25.163</text:p>
          </table:table-cell>
          <table:table-cell office:value-type="float" office:value="24959857">
            <text:p>24959857</text:p>
          </table:table-cell>
          <table:table-cell office:value-type="float" office:value="31">
            <text:p>31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25.184">
            <text:p>25.184</text:p>
          </table:table-cell>
          <table:table-cell office:value-type="float" office:value="24959857">
            <text:p>24959857</text:p>
          </table:table-cell>
          <table:table-cell office:value-type="float" office:value="6">
            <text:p>6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25.338">
            <text:p>25.338</text:p>
          </table:table-cell>
          <table:table-cell office:value-type="float" office:value="24959857">
            <text:p>24959857</text:p>
          </table:table-cell>
          <table:table-cell office:value-type="float" office:value="16">
            <text:p>1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26.673">
            <text:p>26.673</text:p>
          </table:table-cell>
          <table:table-cell office:value-type="float" office:value="24959857">
            <text:p>24959857</text:p>
          </table:table-cell>
          <table:table-cell office:value-type="float" office:value="16">
            <text:p>16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30.376">
            <text:p>30.376</text:p>
          </table:table-cell>
          <table:table-cell office:value-type="float" office:value="29734956">
            <text:p>29734956</text:p>
          </table:table-cell>
          <table:table-cell office:value-type="float" office:value="39">
            <text:p>39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31.026">
            <text:p>31.026</text:p>
          </table:table-cell>
          <table:table-cell office:value-type="float" office:value="35193157">
            <text:p>35193157</text:p>
          </table:table-cell>
          <table:table-cell office:value-type="float" office:value="12">
            <text:p>12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45.766">
            <text:p>45.766</text:p>
          </table:table-cell>
          <table:table-cell office:value-type="float" office:value="51988956">
            <text:p>51988956</text:p>
          </table:table-cell>
          <table:table-cell office:value-type="float" office:value="9">
            <text:p>9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51.06">
            <text:p>51.06</text:p>
          </table:table-cell>
          <table:table-cell office:value-type="float" office:value="25595787">
            <text:p>25595787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66.452">
            <text:p>66.452</text:p>
          </table:table-cell>
          <table:table-cell office:value-type="float" office:value="38392587">
            <text:p>38392587</text:p>
          </table:table-cell>
          <table:table-cell office:value-type="float" office:value="11">
            <text:p>11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66.617">
            <text:p>66.617</text:p>
          </table:table-cell>
          <table:table-cell office:value-type="float" office:value="38392587">
            <text:p>38392587</text:p>
          </table:table-cell>
          <table:table-cell office:value-type="float" office:value="11">
            <text:p>11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71.48">
            <text:p>71.48</text:p>
          </table:table-cell>
          <table:table-cell office:value-type="float" office:value="38392587">
            <text:p>38392587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Calls</text:p>
          </table:table-cell>
          <table:table-cell table:number-columns-repeated="3"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1601553">
            <text:p>1601553</text:p>
          </table:table-cell>
          <table:table-cell table:number-columns-repeated="3"/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1645151">
            <text:p>1645151</text:p>
          </table:table-cell>
          <table:table-cell table:number-columns-repeated="3"/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1657791">
            <text:p>1657791</text:p>
          </table:table-cell>
          <table:table-cell table:number-columns-repeated="3"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2401353">
            <text:p>2401353</text:p>
          </table:table-cell>
          <table:table-cell table:number-columns-repeated="3"/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2440952">
            <text:p>2440952</text:p>
          </table:table-cell>
          <table:table-cell table:number-columns-repeated="3"/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2444952">
            <text:p>2444952</text:p>
          </table:table-cell>
          <table:table-cell table:number-columns-repeated="3"/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2461340">
            <text:p>2461340</text:p>
          </table:table-cell>
          <table:table-cell table:number-columns-repeated="3"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18640056">
            <text:p>18640056</text:p>
          </table:table-cell>
          <table:table-cell table:number-columns-repeated="3"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21839256">
            <text:p>21839256</text:p>
          </table:table-cell>
          <table:table-cell table:number-columns-repeated="3"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24160293">
            <text:p>24160293</text:p>
          </table:table-cell>
          <table:table-cell table:number-columns-repeated="3"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24959857">
            <text:p>24959857</text:p>
          </table:table-cell>
          <table:table-cell table:number-columns-repeated="3"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24959857">
            <text:p>24959857</text:p>
          </table:table-cell>
          <table:table-cell table:number-columns-repeated="3"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24959857">
            <text:p>24959857</text:p>
          </table:table-cell>
          <table:table-cell table:number-columns-repeated="3"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24959857">
            <text:p>24959857</text:p>
          </table:table-cell>
          <table:table-cell table:number-columns-repeated="3"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24959858">
            <text:p>24959858</text:p>
          </table:table-cell>
          <table:table-cell table:number-columns-repeated="3"/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25595787">
            <text:p>25595787</text:p>
          </table:table-cell>
          <table:table-cell table:number-columns-repeated="3"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29734956">
            <text:p>29734956</text:p>
          </table:table-cell>
          <table:table-cell table:number-columns-repeated="3"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35193157">
            <text:p>35193157</text:p>
          </table:table-cell>
          <table:table-cell table:number-columns-repeated="3"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38392587">
            <text:p>38392587</text:p>
          </table:table-cell>
          <table:table-cell table:number-columns-repeated="3"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38392587">
            <text:p>38392587</text:p>
          </table:table-cell>
          <table:table-cell table:number-columns-repeated="3"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38392587">
            <text:p>38392587</text:p>
          </table:table-cell>
          <table:table-cell table:number-columns-repeated="3"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51988956">
            <text:p>5198895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7:Sheet1.B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6:59:03</dc:date>
    <dc:creator>Thomas Perl</dc:creator>
    <meta:generator>LibreOffice/3.5$Linux_X86_64 LibreOffice_project/350m1$Build-13</meta:generator>
    <meta:editing-duration>PT7M8S</meta:editing-duration>
    <meta:editing-cycles>6</meta:editing-cycles>
    <meta:document-statistic meta:table-count="1" meta:cell-count="16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35cm" svg:height="19.796cm" xlink:href=".." xlink:type="simple" chart:class="chart:bar" chart:style-name="ch1">
        <chart:title svg:x="7.962cm" svg:y="0.531cm" chart:style-name="ch2">
          <text:p>perftest.txt</text:p>
        </chart:title>
        <chart:legend chart:legend-position="end" svg:x="15.046cm" svg:y="9.599cm" style:legend-expansion="high" chart:style-name="ch3"/>
        <chart:plot-area chart:style-name="ch4" table:cell-range-address="Sheet1.A1:Sheet1.B24" chart:data-source-has-labels="both" svg:x="0.814cm" svg:y="2.495cm" svg:width="13.504cm" svg:height="16.486cm">
          <chartooo:coordinate-region svg:x="1.435cm" svg:y="2.495cm" svg:width="12.883cm" svg:height="9.383cm"/>
          <chart:axis chart:dimension="x" chart:name="primary-x" chart:style-name="ch5" chartooo:axis-type="auto">
            <chartooo:date-scale/>
            <chart:categories table:cell-range-address="Sheet1.A2:Sheet1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4" chart:label-cell-address="Sheet1.B1:Sheet1.B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:Sheet1.A24</svg:desc>
                </draw:g>
              </table:table-cell>
              <table:table-cell office:value-type="float" office:value="0.305">
                <text:p>0.305</text:p>
                <draw:g>
                  <svg:desc>Sheet1.B2:Sheet1.B24</svg:desc>
                </draw:g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3.476">
                <text:p>3.476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11.773">
                <text:p>11.773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16.865">
                <text:p>16.865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24.741">
                <text:p>24.741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25.163">
                <text:p>25.163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25.184">
                <text:p>25.184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25.338">
                <text:p>25.338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26.673">
                <text:p>26.673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30.376">
                <text:p>30.376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31.026">
                <text:p>31.026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45.766">
                <text:p>45.766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66.452">
                <text:p>66.452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66.617">
                <text:p>66.617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71.48">
                <text:p>71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8cm" svg:height="17.564cm" xlink:href=".." xlink:type="simple" chart:class="chart:bar" chart:style-name="ch1">
        <chart:title svg:x="3.835cm" svg:y="0.487cm" chart:style-name="ch2">
          <text:p>Python function calls (perftest.txt, ~ 800 000 values)</text:p>
        </chart:title>
        <chart:legend chart:legend-position="end" svg:x="16.686cm" svg:y="8.483cm" style:legend-expansion="high" chart:style-name="ch3"/>
        <chart:plot-area chart:style-name="ch4" table:cell-range-address="Sheet1.A26:Sheet1.B49" chart:data-source-has-labels="both" svg:x="0.814cm" svg:y="2.319cm" svg:width="15.144cm" svg:height="14.474cm">
          <chartooo:coordinate-region svg:x="2.547cm" svg:y="2.518cm" svg:width="13.411cm" svg:height="7.172cm"/>
          <chart:axis chart:dimension="x" chart:name="primary-x" chart:style-name="ch5" chartooo:axis-type="auto">
            <chartooo:date-scale/>
            <chart:categories table:cell-range-address="Sheet1.A27:Sheet1.A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49" chart:label-cell-address="Sheet1.B26:Sheet1.B26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s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7:Sheet1.A49</svg:desc>
                </draw:g>
              </table:table-cell>
              <table:table-cell office:value-type="float" office:value="3">
                <text:p>3</text:p>
                <draw:g>
                  <svg:desc>Sheet1.B27:Sheet1.B49</svg:desc>
                </draw:g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1601553">
                <text:p>1601553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1645151">
                <text:p>1645151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1657791">
                <text:p>1657791</text:p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2401353">
                <text:p>2401353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2440952">
                <text:p>2440952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2444952">
                <text:p>2444952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2461340">
                <text:p>2461340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18640056">
                <text:p>18640056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21839256">
                <text:p>21839256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24160293">
                <text:p>24160293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24959857">
                <text:p>24959857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24959857">
                <text:p>24959857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24959857">
                <text:p>24959857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24959857">
                <text:p>24959857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24959858">
                <text:p>24959858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25595787">
                <text:p>25595787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29734956">
                <text:p>29734956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35193157">
                <text:p>35193157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38392587">
                <text:p>38392587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38392587">
                <text:p>38392587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38392587">
                <text:p>38392587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51988956">
                <text:p>51988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